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1.0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57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49.4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quicksort_test_last_element_as_a_pivot</text:p>
          </table:table-cell>
          <table:table-cell office:value-type="string" calcext:value-type="string">
            <text:p>769ns</text:p>
          </table:table-cell>
        </table:table-row>
        <table:table-row table:style-name="ro2">
          <table:table-cell table:style-name="ce1" office:value-type="string" calcext:value-type="string">
            <text:p>quicksort_test_random_pivot</text:p>
          </table:table-cell>
          <table:table-cell office:value-type="string" calcext:value-type="string">
            <text:p>15121ns</text:p>
          </table:table-cell>
        </table:table-row>
        <table:table-row table:style-name="ro3">
          <table:table-cell table:style-name="ce1" office:value-type="string" calcext:value-type="string">
            <text:p>quicksort_test_parallel_last_element_as_a_pivot</text:p>
          </table:table-cell>
          <table:table-cell office:value-type="string" calcext:value-type="string">
            <text:p>10ms</text:p>
          </table:table-cell>
        </table:table-row>
        <table:table-row table:style-name="ro2">
          <table:table-cell table:style-name="ce1" office:value-type="string" calcext:value-type="string">
            <text:p>quicksort_test_parallel_random_pivot</text:p>
          </table:table-cell>
          <table:table-cell office:value-type="string" calcext:value-type="string">
            <text:p>3ms</text:p>
          </table:table-cell>
        </table:table-row>
        <table:table-row table:style-name="ro4">
          <table:table-cell office:value-type="string" calcext:value-type="string">
            <text:p>Рандомизированная процедура partition вносит существенный вклад во время исполнения по сравнению с процедурой, где опорным элементом является последний элемент. Происходит это засчет времени, которое необходимо для генерации случайного числа, а также засчет 2 дополнительных проверок во время перестановок</text:p>
          </table:table-cell>
          <table:table-cell/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 calcext:value-type="string">
            <text:p>Время для параллельных вариантов отличается на два порядка. Причина – время, которое необходимо для создания нового потока. Случайное число при этом генерируется параллельно в нескольких потоках, что влияет на время исполнения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9:23:36.267179002</meta:creation-date>
    <dc:date>2019-06-09T19:33:04.360393244</dc:date>
    <meta:editing-duration>PT9M29S</meta:editing-duration>
    <meta:editing-cycles>1</meta:editing-cycles>
    <meta:document-statistic meta:table-count="1" meta:cell-count="10" meta:object-count="0"/>
    <meta:generator>LibreOffice/5.1.6.2$Linux_X86_64 LibreOffice_project/10m0$Build-2</meta:generator>
    <meta:user-defined meta:name="qrichtext">1</meta:user-defined>
  </office:meta>
</office:document-meta>
</file>